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margin-top="0.0417in" fo:margin-bottom="0.0417in" loext:contextual-spacing="false" fo:line-height="100%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top="0.0417in" fo:margin-bottom="0.0417in" loext:contextual-spacing="false" fo:line-height="115%"/>
      <style:text-properties style:font-name="Courier New" style:font-name-asian="Courier New1" style:font-name-complex="Courier New1"/>
    </style:style>
    <style:style style:name="P5" style:family="paragraph" style:parent-style-name="Standard">
      <style:paragraph-properties fo:margin-top="0.0417in" fo:margin-bottom="0.0417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.0417in" fo:margin-bottom="0.0417in" loext:contextual-spacing="false" fo:line-height="115%"/>
    </style:style>
    <style:style style:name="P7" style:family="paragraph" style:parent-style-name="Standard">
      <style:paragraph-properties fo:margin-top="0.0417in" fo:margin-bottom="0.0417in" loext:contextual-spacing="false" fo:line-height="115%"/>
      <style:text-properties fo:color="#ff0000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0" style:family="paragraph" style:parent-style-name="Standard" style:master-page-name="First_20_Page">
      <style:paragraph-properties style:page-number="1"/>
    </style:style>
    <style:style style:name="P11" style:family="paragraph" style:parent-style-name="Heading_20_1">
      <style:paragraph-properties fo:margin-top="0.3335in" fo:margin-bottom="0.0835in" loext:contextual-spacing="false" fo:line-height="100%" fo:keep-together="auto" fo:keep-with-next="auto"/>
      <style:text-properties style:font-name="Courier New" fo:font-size="18pt" fo:font-weight="bold" style:font-name-asian="Courier New1" style:font-size-asian="18pt" style:font-weight-asian="bold" style:font-name-complex="Courier New1" style:font-size-complex="18pt"/>
    </style:style>
    <style:style style:name="P12" style:family="paragraph" style:parent-style-name="Heading_20_1">
      <style:paragraph-properties fo:margin-top="0.3335in" fo:margin-bottom="0.0835in" loext:contextual-spacing="false" fo:line-height="100%" fo:keep-together="auto" fo:break-before="page" fo:keep-with-next="auto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size="32pt" style:font-name-asian="Courier New1" style:font-size-asian="32pt" style:font-name-complex="Courier New1" style:font-size-complex="32pt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style:font-name="Courier New" fo:font-size="18pt" fo:font-weight="bold" style:font-name-asian="Courier New1" style:font-size-asian="18pt" style:font-weight-asian="bold" style:font-name-complex="Courier New1" style:font-size-complex="18pt"/>
    </style:style>
    <style:style style:name="T5" style:family="text">
      <style:text-properties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6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T7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8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9" style:family="text">
      <style:text-properties fo:color="#000000" style:font-name="Courier New" fo:font-weight="bold" style:font-name-asian="Courier New1" style:font-weight-asian="bold" style:font-name-complex="Courier New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T11" style:family="text">
      <style:text-properties fo:color="#4f81bd" style:font-name="Courier New" fo:font-size="18pt" fo:font-weight="bold" style:font-name-asian="Courier New1" style:font-size-asian="18pt" style:font-weight-asian="bold" style:font-name-complex="Courier New1" style:font-size-complex="18pt"/>
    </style:style>
    <style:style style:name="T12" style:family="text">
      <style:text-properties fo:color="#4f81bd"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13" style:family="text">
      <style:text-properties fo:color="#ff0000" style:font-name="Courier New" fo:font-size="18pt" fo:font-weight="bold" style:font-name-asian="Courier New1" style:font-size-asian="18pt" style:font-weight-asian="bold" style:font-name-complex="Courier New1" style:font-size-complex="18pt"/>
    </style:style>
    <style:style style:name="T14" style:family="text">
      <style:text-properties fo:color="#ff0000"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15" style:family="text">
      <style:text-properties fo:color="#ff8000"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16" style:family="text">
      <style:text-properties fo:color="#2a6099"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17" style:family="text">
      <style:text-properties fo:color="#00a933"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tab/> <text:tab/> <text:tab/> 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2">Test Security Repor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Standard"><text:span text:style-name="T1">Code Revision: 1.0.0.0</text:span></text:p>
      <text:p text:style-name="Standard"><text:span text:style-name="T1">Company: Acme Inc.</text:span></text:p>
      <text:p text:style-name="Standard"><text:span text:style-name="T1">Report: TESTYYMMDD</text:span></text:p>
      <text:p text:style-name="Standard"><text:span text:style-name="T1">Author: [Name]</text:span></text:p>
      <text:p text:style-name="Standard"><text:span text:style-name="T1">Date: [Date]</text:span></text:p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9">T</text:span><text:span text:style-name="T3">EST</text:span><text:a xlink:type="simple" xlink:href="#_l32kcdfwj46j" text:style-name="Index_20_Link" text:visited-style-name="Index_20_Link"><text:span text:style-name="T10">YYMMDD## – NAME - SEVERITY</text:span></text:a><text:span text:style-name="T10"><text:tab/>3</text:span></text:p>
        </text:index-body>
      </text:table-of-content>
      <text:p text:style-name="P1"/>
      <text:p text:style-name="P1"/>
      <text:p text:style-name="P11"><text:bookmark text:name="_z3zgdwli5nle"/></text:p>
      <text:p text:style-name="P12"><text:bookmark text:name="_l32kcdfwj46j"/><text:span text:style-name="T4">TESTYYMMDD## – </text:span><text:span text:style-name="T11">NAME -</text:span><text:span text:style-name="T13"> </text:span><text:span text:style-name="T4">SEVERITY</text:span></text:p>
      <text:p text:style-name="P6"><text:span text:style-name="T5">Vulnerability Exploited:</text:span><text:span text:style-name="T6"> </text:span><text:span text:style-name="T12">NAME</text:span></text:p>
      <text:p text:style-name="P6"><text:span text:style-name="T5">Severity:[</text:span><text:span text:style-name="T14">Critical, </text:span><text:span text:style-name="T15">High</text:span><text:span text:style-name="T14">, </text:span><text:span text:style-name="T16">Medium</text:span><text:span text:style-name="T14">, </text:span><text:span text:style-name="T17">Low</text:span><text:span text:style-name="T14">, </text:span><text:span text:style-name="T7">Info]</text:span></text:p>
      <text:p text:style-name="P7"/>
      <text:p text:style-name="P6"><text:span text:style-name="T5">System: </text:span><text:span text:style-name="T6">VWA Web Application</text:span></text:p>
      <text:p text:style-name="P6"><text:span text:style-name="T5">Vulnerability Explanation</text:span><text:span text:style-name="T6">:</text:span></text:p>
      <text:p text:style-name="P6"><text:span text:style-name="T8">Summary of what was found</text:span></text:p>
      <text:p text:style-name="P4"/>
      <text:p text:style-name="P6"><text:span text:style-name="T5">Vulnerability Walk-thru</text:span><text:span text:style-name="T6">:</text:span></text:p>
      <text:p text:style-name="P6"><text:span text:style-name="T8">A detailed walk-thru on how to reproduce this vulnerability with screenshots.</text:span></text:p>
      <text:p text:style-name="P4"/>
      <text:p text:style-name="P6"><text:span text:style-name="T5">Recommendations:</text:span></text:p>
      <text:p text:style-name="P6"><text:span text:style-name="T8">Recommendation on either how to fix it or details on the best pract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0417in" fo:margin-bottom="0.0417in" loext:contextual-spacing="false" fo:line-height="100%" fo:text-align="center" style:justify-single-word="false"/>
    </style:style>
    <style:style style:name="MT1" style:family="text">
      <style:text-properties style:font-name="Courier New" fo:font-size="32pt" style:font-name-asian="Courier New1" style:font-size-asian="32pt" style:font-name-complex="Courier New1" style:font-size-complex="32pt"/>
    </style:style>
    <style:style style:name="MT2" style:family="text">
      <style:text-properties style:font-name="Courier New" style:font-name-asian="Courier New1" style:font-name-complex="Courier New1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WA Security Report</text:span></text:p>
      </style:header>
      <style:footer>
        <text:p text:style-name="Standard"><text:span text:style-name="MT2">VWAYYMMDD - This document is confidential and for internal use only.</text:span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20" meta:word-count="84" meta:character-count="599" meta:non-whitespace-character-count="525"/>
    <meta:generator>LibreOfficeDev/6.0.5.2$Linux_X86_64 LibreOffice_project/</meta:generator>
  </office:meta>
</office:document-meta>
</file>